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svg:stroke-color="#bf0041" draw:fill="none" draw:textarea-vertical-align="middle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08cm" fo:min-width="0.258cm" fo:wrap-option="wrap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3.175cm" svg:y1="3.175cm" svg:x2="26.035cm" svg:y2="3.175cm">
          <text:p/>
        </draw:line>
        <draw:line draw:style-name="gr2" draw:text-style-name="P1" draw:layer="layout" svg:x1="3.175cm" svg:y1="4.245cm" svg:x2="26.035cm" svg:y2="4.245cm">
          <text:p/>
        </draw:line>
        <draw:line draw:style-name="gr1" draw:text-style-name="P1" draw:layer="layout" svg:x1="3.175cm" svg:y1="5.315cm" svg:x2="26.035cm" svg:y2="5.315cm">
          <text:p/>
        </draw:line>
        <draw:line draw:style-name="gr3" draw:text-style-name="P1" draw:layer="layout" svg:x1="5.272cm" svg:y1="5.332cm" svg:x2="6.388cm" svg:y2="3.072cm">
          <text:p/>
        </draw:line>
        <draw:line draw:style-name="gr3" draw:text-style-name="P1" draw:layer="layout" svg:x1="7.504cm" svg:y1="5.323cm" svg:x2="6.357cm" svg:y2="3.079cm">
          <text:p/>
        </draw:line>
        <draw:line draw:style-name="gr3" draw:text-style-name="P1" draw:layer="layout" svg:x1="5.715cm" svg:y1="4.245cm" svg:x2="6.985cm" svg:y2="4.245cm">
          <text:p/>
        </draw:line>
        <draw:custom-shape draw:style-name="gr4" draw:text-style-name="P2" draw:layer="layout" svg:width="1.07cm" svg:height="1.07cm" svg:x="8.255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225cm" svg:y1="4.445cm" svg:x2="9.425cm" svg:y2="5.315cm">
          <text:p/>
        </draw:line>
        <draw:line draw:style-name="gr3" draw:text-style-name="P1" draw:layer="layout" svg:x1="11.173cm" svg:y1="5.332cm" svg:x2="12.289cm" svg:y2="3.072cm">
          <text:p/>
        </draw:line>
        <draw:line draw:style-name="gr3" draw:text-style-name="P1" draw:layer="layout" svg:x1="13.405cm" svg:y1="5.323cm" svg:x2="12.258cm" svg:y2="3.079cm">
          <text:p/>
        </draw:line>
        <draw:line draw:style-name="gr3" draw:text-style-name="P1" draw:layer="layout" svg:x1="11.616cm" svg:y1="4.245cm" svg:x2="12.886cm" svg:y2="4.245cm">
          <text:p/>
        </draw:line>
        <draw:custom-shape draw:style-name="gr4" draw:text-style-name="P2" draw:layer="layout" svg:width="1.07cm" svg:height="1.07cm" svg:x="14.156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.126cm" svg:y1="4.445cm" svg:x2="15.326cm" svg:y2="5.315cm">
          <text:p/>
        </draw:line>
        <draw:line draw:style-name="gr3" draw:text-style-name="P1" draw:layer="layout" svg:x1="16.274cm" svg:y1="5.332cm" svg:x2="17.39cm" svg:y2="3.072cm">
          <text:p/>
        </draw:line>
        <draw:line draw:style-name="gr3" draw:text-style-name="P1" draw:layer="layout" svg:x1="18.506cm" svg:y1="5.323cm" svg:x2="17.359cm" svg:y2="3.079cm">
          <text:p/>
        </draw:line>
        <draw:line draw:style-name="gr3" draw:text-style-name="P1" draw:layer="layout" svg:x1="16.717cm" svg:y1="4.245cm" svg:x2="17.987cm" svg:y2="4.245cm">
          <text:p/>
        </draw:line>
        <draw:custom-shape draw:style-name="gr4" draw:text-style-name="P2" draw:layer="layout" svg:width="1.07cm" svg:height="1.07cm" svg:x="19.257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0.227cm" svg:y1="4.445cm" svg:x2="20.427cm" svg:y2="5.315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6:55:34.201861832</meta:creation-date>
    <dc:date>2025-07-07T17:09:34.630372515</dc:date>
    <meta:editing-duration>PT2M16S</meta:editing-duration>
    <meta:editing-cycles>1</meta:editing-cycles>
    <meta:generator>LibreOffice/24.2.7.2$Linux_X86_64 LibreOffice_project/420$Build-2</meta:generator>
    <meta:document-statistic meta:object-count="41"/>
  </office:meta>
</office:document-meta>
</file>